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fo:language="ru" fo:country="RU"/>
    </style:style>
    <style:style style:name="P2" style:family="paragraph" style:parent-style-name="Standard">
      <style:text-properties fo:font-size="10pt" fo:language="ru" fo:country="RU" style:font-size-asian="10pt"/>
    </style:style>
    <style:style style:name="P3" style:family="paragraph" style:parent-style-name="Standard" style:list-style-name="">
      <style:text-properties fo:font-size="10pt" fo:language="ru" fo:country="RU" style:font-size-asian="10pt"/>
    </style:style>
    <style:style style:name="P4" style:family="paragraph" style:parent-style-name="Standard">
      <style:text-properties fo:font-size="10pt" fo:language="en" fo:country="US" style:font-size-asian="10pt"/>
    </style:style>
    <style:style style:name="P5" style:family="paragraph" style:parent-style-name="Standard">
      <style:paragraph-properties fo:margin-left="0in" fo:margin-right="0in" fo:text-indent="0.4917in" style:auto-text-indent="false"/>
    </style:style>
    <style:style style:name="P6" style:family="paragraph" style:parent-style-name="Standard">
      <style:paragraph-properties fo:margin-left="0in" fo:margin-right="0in" fo:text-indent="0.4917in" style:auto-text-indent="false"/>
      <style:text-properties fo:font-size="10pt" fo:language="ru" fo:country="RU" style:font-size-asian="10pt"/>
    </style:style>
    <style:style style:name="T1" style:family="text">
      <style:text-properties fo:font-size="10pt" fo:language="ru" fo:country="RU" style:font-size-asian="10pt"/>
    </style:style>
    <style:style style:name="T2" style:family="text">
      <style:text-properties fo:font-size="10pt" fo:language="en" fo:country="US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спроси эксперта<text:line-break/>ох, и тяжела ты, служба системного администратора!</text:h>
      <text:h text:style-name="P3" text:outline-level="1"/>
      <text:h text:style-name="P3" text:outline-level="1">ХХХХХХХХХХХХХХХХХХХХХХХХХХХХХХХХХХХХХХХХХХХХХХХХХХХХХХХХХХХХХХ</text:h>
      <text:h text:style-name="P3" text:outline-level="1">крис касперски ака мыщъх</text:h>
      <text:h text:style-name="P3" text:outline-level="1">ХХХХХХХХХХХХХХХХХХХХХХХХХХХХХХХХХХХХХХХХХХХХХХХХХХХХХХХХХХХХХХ</text:h>
      <text:h text:style-name="P3" text:outline-level="1"/>
      <text:h text:style-name="P3" text:outline-level="1"/>
      <text:h text:style-name="P3" text:outline-level="1">ХХХХХХХХХХХХХХХХХХХХХХХХХХХХХХХХХХХХ</text:h>
      <text:h text:style-name="P3" text:outline-level="1">ВЕРСТАЛЬЩИКУ: Вступление</text:h>
      <text:h text:style-name="P3" text:outline-level="1">ХХХХХХХХХХХХХХХХХХХХХХХХХХХХХХХХХХХХ</text:h>
      <text:h text:style-name="P3" text:outline-level="1">На вопросы отвечает эксперт этого номера Харон Яков Юрьевич (Jakov Haron jh@styx.cabel.net).</text:h>
      <text:h text:style-name="P3" text:outline-level="1">Увидел компьютер в 5 лет (Электроника85), и как-то затянуло и не отпускало почти 20 лет. Первый собственный компьютер был Atari 800. Дальше — больше. До сих пор дома компьютеров больше чем людей. Занимался всем от системного программирования, с разработки математических алгоритмов, до администрирования сетей и проектирования баз данных. Потом понял что IT куда интереснее, когда это хобби и ушёл в коммерцию. Но ценный совет может дать до сих пор ;-)</text:h>
      <text:h text:style-name="P3" text:outline-level="1">ХХХХХХХХХХХХХХХХХХХХХХХХХХХХХХХХХХХХ</text:h>
      <text:h text:style-name="P3" text:outline-level="1"/>
      <text:h text:style-name="P3" text:outline-level="1">ХХХХХХХХХХХХХХХХХХХХХХХХХХХХХХХХХХХХ</text:h>
      <text:h text:style-name="P3" text:outline-level="1">Начало текста статьи</text:h>
      <text:h text:style-name="P3" text:outline-level="1">ХХХХХХХХХХХХХХХХХХХХХХХХХХХХХХХХХХХХ</text:h>
      <text:h text:style-name="P3" text:outline-level="1"/>
      <text:h text:style-name="P3" text:outline-level="1">СПЕЦ: Что самое сложное в работе системного администратора?</text:h>
      <text:p text:style-name="P2"/>
      <text:h text:style-name="P3" text:outline-level="1">Харон Яков Юрьевич: Как это ни странно, но самое сложное — это понять в чём заключается проблема.</text:h>
      <text:p text:style-name="P2"/>
      <text:h text:style-name="P3" text:outline-level="1">СПЕЦ: В смысле?</text:h>
      <text:p text:style-name="P2"/>
      <text:p text:style-name="Standard"><text:span text:style-name="T1">Харон Яков Юрьевич: Хороший системный администратор в первую очередь должен уметь работать не с "железом", с а людьми, быть и психологом, и инженером (ох уж этот пресловутый человеческий фактор!). Четко поставленную техническую задачу решить легко (даже если эта задача из разряда "тяжелых"), а вот разобраться, чего хочет обратившийся к нему пользователь в первого раза удается далеко не всегда. "Для того, что бы правильно задать вопрос нужно знать как минимум 80% ответа" (С) Азимов. Все пользователи делятся на две категории: те, кто знают, что они ничего не знают, и те, кто _думает_ что они знают все. В первом случае к Вам обращаются с претензией типа: "у меня не работает интернет". Вы смотрите таблицу </text:span><text:span text:style-name="T2">ARP</text:span><text:span text:style-name="T1">'ов на его порту и видите, что все должно работать и проблема не у Вас, а у кого-то еще... Можно конечно на этом закончить, но ведь любой пользователь, будь он вашим клиентом, если вы </text:span><text:span text:style-name="T2">ISP</text:span><text:span text:style-name="T1">, или сотрудником компании, которую вы администрируете, приносит вам деньги. Это он их зарабатывает, а вы их получаете, так что надо разбираться дальше. Приходится учить людей владеть компьютером хотя бы в такой степени, чтобы было первичную диагностику было возможно провести по телефону, подсказывая пользователю, что "крутить" и на что нажимать. Часто приходится слышать забавные вещи, например: звонит пользователь и жалуется, что он вводит пароль, а его куда-то не пускают. Умный администратор в этом случае спрашивает: "сколько лампочек у вас горит в правом верхнем углу клавиатуры". Постоянно сталкиваясь с однотипными звонками, постепенно он выработает набор простых вопросов, на который ответит кто угодно.</text:span></text:p>
      <text:p text:style-name="P2"><text:soft-page-break/></text:p>
      <text:p text:style-name="Standard"><text:span text:style-name="T1">Со второй категорий общаться намного сложнее. Они уверенны, что гораздо лучше вас знают в чем проблема и отказываются хоть как-то реагировать на ваши доводы, затягивая решение проблемы. Например, однажды мне пришлось устраивать конференцию с админом крупной компании и админом банка. Админ клиента очень уверенно рассказывал мне, что наш </text:span><text:span text:style-name="T2">firewall</text:span><text:span text:style-name="T1"> мешает работать его клиент-банку (в действительности, никакого </text:span><text:span text:style-name="T2">firewall</text:span><text:span text:style-name="T1">'а для этого клиента у нас не было), а админ банка отказывался поверить, что у него "вклинило" маршрутизацию, в результате чего сервер, обслуживающий клиент-банк, остался без связи с доброй половиной России! Но главным аргументом оба админа считали: "все остальное же работает!".</text:span></text:p>
      <text:p text:style-name="P6">Хуже всего, что из-за таких пользователей страдают действительно разбирающиеся люди, которых вы рефлекторно принимаете за вышеописанный тип людей, и изначально не обращаете внимание на то что они говорят.</text:p>
      <text:p text:style-name="P2"/>
      <text:h text:style-name="P3" text:outline-level="1">СПЕЦ: Не ужели все сложности из-за пользователей?</text:h>
      <text:p text:style-name="P2"/>
      <text:p text:style-name="P2">Харон Яков Юрьевич: Конечно нет, администраторы так же успешно создают себе проблемы сами ;-) Всем нас часто кажется, что мы уже сталкивались точно с такой же проблемой и вместо того что бы проделать стандартный набор действий (в зависимости от ситуации и проблемы), позволяющих диагностировать неисправность, мы пытаемся "починить" то, что как нам кажется "поломалось". Тем самым, можно на несколько часов загнать себя в состояния поиска чёрной кошки в тёмной комнате, которая там и не ночевала. После чего вы все таки вернётесь к началу и поймёте, что решение было тривиально и следующие полчаса пройдут в воспоминаниях, что же вы успели поменять и возвращение этого в исходное состояние.</text:p>
      <text:p text:style-name="P5"><text:span text:style-name="T1">В целом, у администратора должно быть два основных качества: Первое — умение выуживать из людей нужную информацию (выше было наглядно показано, зачем это нужно). Второе</text:span><text:span text:style-name="T2"> </text:span><text:span text:style-name="T1">– необходимо иметь "система отладки"/поиска проблемы, развитую на подсознательном уровне. Надо уметь шаг за шагом отсекать не имеющие отношения к делу звенья, чтобы в конце найти неисправное. Очень часто администраторы начинают устранять не причину проблем, а ее следствия. Это из серии: не видно — значит всё хорошо. Если администратор обладает этими качествами, то ни новое оборудование, ни новое программное обеспечение не станут для него большой проблемой.</text:span></text:p>
      <text:p text:style-name="P2"/>
      <text:p text:style-name="P2">СПЕЦ: Вот многие утверждают, что они могут защитить свою сеть так, что никто не может ее сломать! Как вы считаете, вы это сможете?</text:p>
      <text:p text:style-name="P2"/>
      <text:h text:style-name="P3" text:outline-level="1">Харон Яков Юрьевич: Разумеется нет!</text:h>
      <text:p text:style-name="P2"/>
      <text:h text:style-name="P3" text:outline-level="1">СПЕЦ: Сказывается недостаток квалификации?</text:h>
      <text:p text:style-name="P2"/>
      <text:p text:style-name="P2">Харон Яков Юрьевич: Просто не хочу изобретать вечный двигатель. Что сделал один человек, сможет сломать другой. Это вопрос времени и средств, которые хакер готов потратить на взлом, ну и, конечно, все зависит от цели, которую преследует атакующий.</text:p>
      <text:p text:style-name="P2"/>
      <text:h text:style-name="P3" text:outline-level="1">СПЕЦ: Что вы имеете ввиду под целями?</text:h>
      <text:p text:style-name="P2"/>
      <text:p text:style-name="P2">Харон Яков Юрьевич: Цели бывают самыми разными: получить доступ к конфиденциальным данным, уничтожить информацию, <text:s/>не дать работать неделю и т. д. Более того, достаточно важный вопрос: какие усилия способен приложить взломщик, чтобы остаться незамеченным и не пойманным.</text:p>
      <text:p text:style-name="P2"/>
      <text:h text:style-name="P3" text:outline-level="1">СПЕЦ: Как проще всего хакер может обезопасить себя?</text:h>
      <text:p text:style-name="P2"/>
      <text:p text:style-name="Standard"><text:span text:style-name="T1">Харон Яков Юрьевич: Проще всего отрезать кабель, когда никто не видит, по крайней мере передающую жилу </text:span><text:span text:style-name="T2">Ethernet</text:span><text:span text:style-name="T1">'а при </text:span><text:span text:style-name="T2">sniffing</text:span><text:span text:style-name="T1">'е отрезать стоит наверняка, поскольку существует масса противохакерских способов, обнаруживающих даже пассивное сканирование. Как вариант, можно вести взлом чужими "руками".</text:span></text:p>
      <text:p text:style-name="P2"/>
      <text:h text:style-name="P3" text:outline-level="1">СПЕЦ: Но ведь можно же отследить откуда идет атака?!</text:h>
      <text:p text:style-name="P2"><text:soft-page-break/></text:p>
      <text:p text:style-name="Standard"><text:span text:style-name="T1">Харон Яков Юрьевич: Ну предположим, что мы хотим атаковать своего конкурента, сидящего в соседней комнате. Возьмём диапазон его </text:span><text:span text:style-name="T2">IP</text:span><text:span text:style-name="T1"> адресов и, подставив их в качестве </text:span><text:span text:style-name="T2">source</text:span><text:span text:style-name="T1"> адреса, будем посылать пакеты всему миру. Весь мир будет отвечать на эти адреса. Жертва увидит поток мусора, падающий со всех сторон, который загружает канал и не даёт нормально работать, но противостоять этому нельзя, даже если поставить "персональный" брандмауэр, создающий видимость "защиты" от таких атак, но бессильный "очистить" канал. Никакой защиты от </text:span><text:span text:style-name="T2">DoS</text:span><text:span text:style-name="T1">-атак не будет, пока все операторы не поменяют магистральное оборудование (которого на сегодняшний день просто нет), либо не будет принципиально изменена идеология динамической маршрутизации. Иначе как только у меня есть подключения по </text:span><text:span text:style-name="T2">BGP</text:span><text:span text:style-name="T1">, ко мне беспрепятственно могут приходить пакеты, идущие откуда угодно и куда угодно.</text:span></text:p>
      <text:p text:style-name="P4"/>
      <text:p text:style-name="P2">СПЕЦ: Говорят, что сигнал в медном кабеле можно "подслушать" без разрыва. Так ли это?</text:p>
      <text:p text:style-name="P2"/>
      <text:p text:style-name="P2">Харон Яков Юрьевич: Абсолютно верно если у вас есть возможность подойти к кабелю так чтобы до него было можно дотронуться, то это вообще делается без проблем! Из школьного курса физики известно, что вокруг провода, в котором "живёт" электричество, всегда присутствует электромагнитное поле. Существует миф о том, что экранированный кабель или кабель с двойным экраном (когда экран есть у каждой пары и есть общий экран), полностью "нейтрализует" это поле, но в действительности все не так и миф остается мифом. Оборудование, перехватывающее сигнал, может быть построено на различных принципах,, но как бы там ни было, "спрятать" сигнал за фольгой не получиться ;-) Более того, нет особых проблем, чтобы считать сигнал с расстояния в метр.</text:p>
      <text:p text:style-name="P2"/>
      <text:p text:style-name="P2">СПЕЦ: Мне говорили что связь по оптоволокну гораздо безопаснее чем связь по меди, оптоволокно нельзя "подслушать" это так?</text:p>
      <text:p text:style-name="P2"/>
      <text:p text:style-name="P2">Харон Яков Юрьевич: Это не так.! Люди, которые так говорят, сами никогда не работали с оптоволокном или не до конца знают как и для чего его можно использовать, им кажется что параллельно подключиться к медным проводам можно, а к оптоволокну нельзя. На деле, к оптоволокну подключаются точно так же, только вместо скруток используются делители сигнала: одно волокно разводится и одинаковые сигналы меньшей мощности идут в оба волокна. Дальше — техника та же что и с медью.</text:p>
      <text:p text:style-name="P2"/>
      <text:p text:style-name="P2">СПЕЦ: Но по этой логике оптика гораздо надёжнее электричества в ней нет, и значит без разрыва её</text:p>
      <text:p text:style-name="P2">прослушать не удастся?</text:p>
      <text:p text:style-name="P2"/>
      <text:p text:style-name="P2">Харон Яков Юрьевич: По логике да, но логика и современные технологии это две несовместимые вещи, существует общедоступный прибор, часто используемый при работе с оптикой. Если его поднести к кабелю, он покажет — присутствует ли в нём сигнал и в какую сторону он направлен. Технические подробности и принцип работы мне не известен, но раз он работает, то значит, часто фотонов все-таки просачивается наружу ;-)</text:p>
      <text:p text:style-name="P2"/>
      <text:p text:style-name="P2">СПЕЦ: Общаясь с Вами, складывается впечатление, что нет никакого способа сделать сеть безопасной.</text:p>
      <text:p text:style-name="P2"/>
      <text:p text:style-name="P2">Харон Яков Юрьевич: Смотря, что понимать под "безопасностью". Абсолютная "абстрактная защита" существует лишь на бумаге. В реальной же жизни, вы всегда защищаете что-то конкретное: документы, которые вы посылаете по почте, файлы, которые лежат у вас на компьютере или что-то ещё. Прежде чего говорить о "защите", необходимо оценить условную стоимость охраняемого объекта для вас и потенциального злоумышленника (с поправкой взлома на "интерес" и стремления кому-то отомстить или напакостить). После этого остается всего лишь выбрать адекватный способ защиты, гарантирующий, что стоимость взлома будет выше стоимости охраняемой информации, в результате чего, взлом становится экономически нецелесообразным и нерентабельным. Остаются только месть типа "вендетты" и вандалы. А вот с этим уже сложнее. Если кто-то очень умный, очень влиятельный и очень-очень-очень сильно разозленный, захочет подломать ваш сервер, то с высокой степенью вероятности он это сделает.</text:p>
      <text:p text:style-name="P2"/>
      <text:h text:style-name="P3" text:outline-level="1">СПЕЦ: А если мои данные практически бесценны?</text:h>
      <text:p text:style-name="P2"/>
      <text:p text:style-name="P2">Харон Яков Юрьевич: в этом случае, Вы в первую очередь должны обеспечить безопасность на административном уровне: компьютеры в железных клетках, вход только по пропускам, камеры наблюдения на каждом шагу и т.д. Плюс служба охраны — ведь отобрать данные "физическим" путем гораздо проще ;-) Есть даже шутливая диссертация на эту тему: зависимость скорости перебора паролей от температуры паяльника в заднем проходе. Если же вы интересуетесь, как максимально защитить данные, передаваемые по сети, ответ очень прост — не используйте ничего стандартного! Если вы используете свое оборудование, свои протоколы связи, свои алгоритмы шифрации пусть и достаточно простые (которое вы сделали сами или кто-то сделал его специально для вас) у того, кто покушается на вас не будет возможности экспериментировать и искать дыры, скорее всего он будет очень долгое время пытаться понять, что же это такое а потом и вовсе бросит это занятие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sr" fo:country="C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: Что самое сложное в работе системного администратора</dc:title>
    <meta:initial-creator>JYH</meta:initial-creator>
    <meta:creation-date>2006-04-28T02:59:00</meta:creation-date>
    <dc:creator>kk</dc:creator>
    <dc:date>2006-04-28T07:03:00</dc:date>
    <meta:editing-cycles>128</meta:editing-cycles>
    <meta:editing-duration>PT3H16M</meta:editing-duration>
    <meta:document-statistic meta:table-count="0" meta:image-count="0" meta:object-count="0" meta:page-count="3" meta:paragraph-count="43" meta:word-count="1582" meta:character-count="11034" meta:non-whitespace-character-count="9485"/>
    <meta:generator>LibreOffice/5.2.3.3$Linux_X86_64 LibreOffice_project/20m0$Build-3</meta:generator>
  </office:meta>
</office:document-meta>
</file>